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ParameterException.InvalidParame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alidParameterException.InvalidParameter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